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60d" officeooo:paragraph-rsid="0017660d"/>
    </style:style>
    <style:style style:name="P2" style:family="paragraph" style:parent-style-name="Standard">
      <style:text-properties officeooo:rsid="0017660d" officeooo:paragraph-rsid="0018d582"/>
    </style:style>
    <style:style style:name="P3" style:family="paragraph" style:parent-style-name="Standard">
      <style:text-properties officeooo:rsid="00183f61" officeooo:paragraph-rsid="00183f61"/>
    </style:style>
    <style:style style:name="P4" style:family="paragraph" style:parent-style-name="Standard">
      <style:text-properties officeooo:rsid="0018d582" officeooo:paragraph-rsid="0018d582"/>
    </style:style>
    <style:style style:name="T1" style:family="text">
      <style:text-properties officeooo:rsid="00183f61"/>
    </style:style>
    <style:style style:name="T2" style:family="text">
      <style:text-properties officeooo:rsid="0018d582"/>
    </style:style>
    <style:style style:name="T3" style:family="text">
      <style:text-properties officeooo:rsid="001a051d"/>
    </style:style>
    <style:style style:name="T4" style:family="text">
      <style:text-properties officeooo:rsid="001baa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Trucks details:</text:p>
      <text:p text:style-name="P1">- <text:span text:style-name="T1">owner name</text:span></text:p>
      <text:p text:style-name="P3">- avability status</text:p>
      <text:p text:style-name="P3">- model</text:p>
      <text:p text:style-name="P3">- vehicle no</text:p>
      <text:p text:style-name="P3">- condition</text:p>
      <text:p text:style-name="P3">- capacity</text:p>
      <text:p text:style-name="P3">- live position</text:p>
      <text:p text:style-name="P1">- <text:span text:style-name="T4">driver details: mapped with driver details</text:span></text:p>
      <text:p text:style-name="P1">driver details:</text:p>
      <text:p text:style-name="P3">- name</text:p>
      <text:p text:style-name="P3">- lisc no</text:p>
      <text:p text:style-name="P3">- address</text:p>
      <text:p text:style-name="P3">- identity no</text:p>
      <text:p text:style-name="P3">- contact no</text:p>
      <text:p text:style-name="P3">- assigned truck </text:p>
      <text:p text:style-name="P3">- avability status</text:p>
      <text:p text:style-name="P3"/>
      <text:p text:style-name="P1">assignment:</text:p>
      <text:p text:style-name="P1">- <text:span text:style-name="T2">pickup customer name</text:span></text:p>
      <text:p text:style-name="P1">- <text:span text:style-name="T2">p customet contact no</text:span></text:p>
      <text:p text:style-name="P1">- <text:span text:style-name="T2">p customer address</text:span></text:p>
      <text:p text:style-name="P2">- <text:span text:style-name="T2">p customer identity</text:span></text:p>
      <text:p text:style-name="P1">- <text:span text:style-name="T2">p address</text:span></text:p>
      <text:p text:style-name="P1">- <text:span text:style-name="T2">p item</text:span></text:p>
      <text:p text:style-name="P1">- <text:span text:style-name="T2">p weight</text:span></text:p>
      <text:p text:style-name="P1">- <text:span text:style-name="T2">p date and time</text:span></text:p>
      <text:p text:style-name="P1">- <text:span text:style-name="T2">receiver name</text:span></text:p>
      <text:p text:style-name="P1">- <text:span text:style-name="T2">receiver address</text:span></text:p>
      <text:p text:style-name="P1">- <text:span text:style-name="T2">receiver contact no</text:span></text:p>
      <text:p text:style-name="P1">- <text:span text:style-name="T4">truck assigned (mapped with truck details)</text:span></text:p>
      <text:p text:style-name="P1"/>
      <text:p text:style-name="P3">journey details:</text:p>
      <text:p text:style-name="P4">- vehicle no: <text:span text:style-name="T3">(mapped with truck details)</text:span></text:p>
      <text:p text:style-name="P4">- loaded status</text:p>
      <text:p text:style-name="P4">- loading time</text:p>
      <text:p text:style-name="P4">- assignee customer (mapped with customer id)</text:p>
      <text:p text:style-name="P4">- <text:span text:style-name="T3">journey status: truck damage</text:span></text:p>
      <text:p text:style-name="P4">- <text:span text:style-name="T3">reached and unloaded status</text:span></text:p>
      <text:p text:style-name="P4">- <text:span text:style-name="T3">if unloaded : update truck avability true and update its live position in truck details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1:18:16.975849964</meta:creation-date>
    <dc:date>2020-01-26T12:07:49.334500741</dc:date>
    <meta:editing-duration>PT8M10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38" meta:word-count="145" meta:character-count="764" meta:non-whitespace-character-count="655"/>
  </office:meta>
</office:document-meta>
</file>